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34">
      <style:graphic-properties draw:fill="none" draw:stroke="solid" svg:stroke-width="0.01389in" svg:stroke-color="#000000" svg:stroke-opacity="100%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28" draw:master-page-name="Master1-Layout1-title-标题幻灯片" presentation:presentation-page-layout-name="Master1-PPL1" draw:id="Slide-256">
        <draw:frame draw:id="id69" draw:style-name="a733" draw:name="文本框 7" svg:x="5.68182in" svg:y="2.13636in" svg:width="1.81828in" svg:height="0.70684in">
          <draw:text-box>
            <text:p text:style-name="a730" text:class-names="" text:cond-style-name=""><text:span text:style-name="a729" text:class-names="">World-horizon</text:span></text:p>
            <text:p text:style-name="a732" text:class-names="" text:cond-style-name=""><text:span text:style-name="a731" text:class-names=""/></text:p>
          </draw:text-box>
          <svg:title/>
          <svg:desc/>
        </draw:frame>
        <presentation:notes draw:style-name="a742">
          <draw:page-thumbnail draw:page-number="1" svg:x="0.75in" svg:y="1.25in" svg:width="6in" svg:height="3.375in" presentation:class="page" draw:id="id70" presentation:style-name="a734" draw:name="幻灯片图像占位符 1">
            <svg:title/>
            <svg:desc/>
          </draw:page-thumbnail>
          <draw:frame draw:id="id71" presentation:style-name="a738" draw:name="备注占位符 2" svg:x="0.75in" svg:y="4.8125in" svg:width="6in" svg:height="3.9375in" presentation:class="notes" presentation:placeholder="false">
            <draw:text-box>
              <text:p text:style-name="a737" text:class-names="" text:cond-style-name=""><text:span text:style-name="a735" text:class-names="">comment1</text:span><text:span text:style-name="a736" text:class-names=""/></text:p>
            </draw:text-box>
            <svg:title/>
            <svg:desc/>
          </draw:frame>
          <draw:frame draw:id="id72" draw:style-name="a741" draw:name="灯片编号占位符 3" svg:x="4.24826in" svg:y="9.49826in" svg:width="3.25in" svg:height="0.50174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43" draw:master-page-name="Master1-Layout1-title-标题幻灯片" presentation:presentation-page-layout-name="Master1-PPL1" draw:id="Slide-257">
        <draw:frame draw:id="id73" draw:style-name="a748" draw:name="文本框 7" svg:x="5.68182in" svg:y="2.13636in" svg:width="1.95151in" svg:height="0.70684in">
          <draw:text-box>
            <text:p text:style-name="a745" text:class-names="" text:cond-style-name=""><text:span text:style-name="a744" text:class-names="">World-horizon2</text:span></text:p>
            <text:p text:style-name="a747" text:class-names="" text:cond-style-name=""><text:span text:style-name="a746" text:class-names=""/></text:p>
          </draw:text-box>
          <svg:title/>
          <svg:desc/>
        </draw:frame>
        <presentation:notes draw:style-name="a757">
          <draw:page-thumbnail draw:page-number="2" svg:x="0.75in" svg:y="1.25in" svg:width="6in" svg:height="3.375in" presentation:class="page" draw:id="id74" presentation:style-name="a749" draw:name="幻灯片图像占位符 1">
            <svg:title/>
            <svg:desc/>
          </draw:page-thumbnail>
          <draw:frame draw:id="id75" presentation:style-name="a753" draw:name="备注占位符 2" svg:x="0.75in" svg:y="4.8125in" svg:width="6in" svg:height="3.9375in" presentation:class="notes" presentation:placeholder="false">
            <draw:text-box>
              <text:p text:style-name="a752" text:class-names="" text:cond-style-name=""><text:span text:style-name="a750" text:class-names="">comment2</text:span><text:span text:style-name="a751" text:class-names=""/></text:p>
            </draw:text-box>
            <svg:title/>
            <svg:desc/>
          </draw:frame>
          <draw:frame draw:id="id76" draw:style-name="a756" draw:name="灯片编号占位符 3" svg:x="4.24826in" svg:y="9.49826in" svg:width="3.25in" svg:height="0.50174in">
            <draw:text-box>
              <text:p text:style-name="a755" text:class-names="" text:cond-style-name=""><text:span text:style-name="a75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9/2021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页眉占位符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日期占位符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幻灯片图像占位符 3">
          <svg:title/>
          <svg:desc/>
        </draw:page-thumbnail>
        <draw:frame draw:id="id8" presentation:style-name="a55" draw:name="备注占位符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编辑母版文本样式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第二级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第五级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页脚占位符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灯片编号占位符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63">
      <draw:frame draw:id="id11" presentation:style-name="a67" draw:name="标题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单击此处编辑母版标题样式</text:span><text:span text:style-name="a65" text:class-names=""/></text:p>
        </draw:text-box>
        <svg:title/>
        <svg:desc/>
      </draw:frame>
      <draw:frame draw:id="id12" presentation:style-name="a71" draw:name="副标题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单击以编辑母版副标题样式</text:span><text:span text:style-name="a69" text:class-names=""/></text:p>
        </draw:text-box>
        <svg:title/>
        <svg:desc/>
      </draw:frame>
      <draw:frame draw:id="id13" presentation:style-name="a75" draw:name="日期占位符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4/9/2021</text:date></text:span></text:p>
        </draw:text-box>
        <svg:title/>
        <svg:desc/>
      </draw:frame>
      <draw:frame draw:id="id14" presentation:style-name="a78" draw:name="页脚占位符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灯片编号占位符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页眉占位符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日期占位符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幻灯片图像占位符 3">
          <svg:title/>
          <svg:desc/>
        </draw:page-thumbnail>
        <draw:frame draw:id="id8" presentation:style-name="a105" draw:name="备注占位符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编辑母版文本样式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第二级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第五级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页脚占位符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灯片编号占位符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13">
      <draw:frame draw:id="id16" presentation:style-name="a117" draw:name="标题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单击此处编辑母版标题样式</text:span><text:span text:style-name="a115" text:class-names=""/></text:p>
        </draw:text-box>
        <svg:title/>
        <svg:desc/>
      </draw:frame>
      <draw:frame draw:id="id17" presentation:style-name="a134" draw:name="内容占位符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编辑母版文本样式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第二级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第三级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第五级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日期占位符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4/9/2021</text:date></text:span></text:p>
        </draw:text-box>
        <svg:title/>
        <svg:desc/>
      </draw:frame>
      <draw:frame draw:id="id19" presentation:style-name="a141" draw:name="页脚占位符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灯片编号占位符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页眉占位符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日期占位符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幻灯片图像占位符 3">
          <svg:title/>
          <svg:desc/>
        </draw:page-thumbnail>
        <draw:frame draw:id="id8" presentation:style-name="a168" draw:name="备注占位符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编辑母版文本样式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第二级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第五级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页脚占位符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灯片编号占位符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76">
      <draw:frame draw:id="id21" presentation:style-name="a180" draw:name="标题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单击此处编辑母版标题样式</text:span><text:span text:style-name="a178" text:class-names=""/></text:p>
        </draw:text-box>
        <svg:title/>
        <svg:desc/>
      </draw:frame>
      <draw:frame draw:id="id22" presentation:style-name="a184" draw:name="文本占位符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</draw:text-box>
        <svg:title/>
        <svg:desc/>
      </draw:frame>
      <draw:frame draw:id="id23" presentation:style-name="a188" draw:name="日期占位符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4/9/2021</text:date></text:span></text:p>
        </draw:text-box>
        <svg:title/>
        <svg:desc/>
      </draw:frame>
      <draw:frame draw:id="id24" presentation:style-name="a191" draw:name="页脚占位符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灯片编号占位符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页眉占位符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日期占位符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幻灯片图像占位符 3">
          <svg:title/>
          <svg:desc/>
        </draw:page-thumbnail>
        <draw:frame draw:id="id8" presentation:style-name="a218" draw:name="备注占位符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编辑母版文本样式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第二级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第五级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页脚占位符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灯片编号占位符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26">
      <draw:frame draw:id="id26" presentation:style-name="a230" draw:name="标题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单击此处编辑母版标题样式</text:span><text:span text:style-name="a228" text:class-names=""/></text:p>
        </draw:text-box>
        <svg:title/>
        <svg:desc/>
      </draw:frame>
      <draw:frame draw:id="id27" presentation:style-name="a247" draw:name="内容占位符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编辑母版文本样式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第二级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第三级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第五级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内容占位符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编辑母版文本样式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第二级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第三级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第五级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日期占位符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9/2021</text:date></text:span></text:p>
        </draw:text-box>
        <svg:title/>
        <svg:desc/>
      </draw:frame>
      <draw:frame draw:id="id30" presentation:style-name="a271" draw:name="页脚占位符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灯片编号占位符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页眉占位符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日期占位符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幻灯片图像占位符 3">
          <svg:title/>
          <svg:desc/>
        </draw:page-thumbnail>
        <draw:frame draw:id="id8" presentation:style-name="a298" draw:name="备注占位符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编辑母版文本样式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第二级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第五级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页脚占位符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灯片编号占位符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06">
      <draw:frame draw:id="id32" presentation:style-name="a310" draw:name="标题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单击此处编辑母版标题样式</text:span><text:span text:style-name="a308" text:class-names=""/></text:p>
        </draw:text-box>
        <svg:title/>
        <svg:desc/>
      </draw:frame>
      <draw:frame draw:id="id33" presentation:style-name="a314" draw:name="文本占位符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编辑母版文本样式</text:span></text:p>
            </text:list-item>
          </text:list>
        </draw:text-box>
        <svg:title/>
        <svg:desc/>
      </draw:frame>
      <draw:frame draw:id="id34" presentation:style-name="a331" draw:name="内容占位符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编辑母版文本样式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第二级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第三级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第五级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文本占位符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编辑母版文本样式</text:span></text:p>
            </text:list-item>
          </text:list>
        </draw:text-box>
        <svg:title/>
        <svg:desc/>
      </draw:frame>
      <draw:frame draw:id="id36" presentation:style-name="a352" draw:name="内容占位符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编辑母版文本样式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第二级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第三级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第五级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日期占位符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4/9/2021</text:date></text:span></text:p>
        </draw:text-box>
        <svg:title/>
        <svg:desc/>
      </draw:frame>
      <draw:frame draw:id="id38" presentation:style-name="a359" draw:name="页脚占位符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灯片编号占位符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页眉占位符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日期占位符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幻灯片图像占位符 3">
          <svg:title/>
          <svg:desc/>
        </draw:page-thumbnail>
        <draw:frame draw:id="id8" presentation:style-name="a386" draw:name="备注占位符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编辑母版文本样式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第二级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第五级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页脚占位符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灯片编号占位符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94">
      <draw:frame draw:id="id40" presentation:style-name="a398" draw:name="标题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单击此处编辑母版标题样式</text:span><text:span text:style-name="a396" text:class-names=""/></text:p>
        </draw:text-box>
        <svg:title/>
        <svg:desc/>
      </draw:frame>
      <draw:frame draw:id="id41" presentation:style-name="a402" draw:name="日期占位符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4/9/2021</text:date></text:span></text:p>
        </draw:text-box>
        <svg:title/>
        <svg:desc/>
      </draw:frame>
      <draw:frame draw:id="id42" presentation:style-name="a405" draw:name="页脚占位符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灯片编号占位符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页眉占位符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日期占位符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幻灯片图像占位符 3">
          <svg:title/>
          <svg:desc/>
        </draw:page-thumbnail>
        <draw:frame draw:id="id8" presentation:style-name="a432" draw:name="备注占位符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编辑母版文本样式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第二级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第五级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页脚占位符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灯片编号占位符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440">
      <draw:frame draw:id="id44" presentation:style-name="a444" draw:name="日期占位符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4/9/2021</text:date></text:span></text:p>
        </draw:text-box>
        <svg:title/>
        <svg:desc/>
      </draw:frame>
      <draw:frame draw:id="id45" presentation:style-name="a447" draw:name="页脚占位符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灯片编号占位符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页眉占位符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日期占位符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幻灯片图像占位符 3">
          <svg:title/>
          <svg:desc/>
        </draw:page-thumbnail>
        <draw:frame draw:id="id8" presentation:style-name="a474" draw:name="备注占位符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编辑母版文本样式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第二级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第五级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页脚占位符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灯片编号占位符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482">
      <draw:frame draw:id="id47" presentation:style-name="a486" draw:name="标题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单击此处编辑母版标题样式</text:span><text:span text:style-name="a484" text:class-names=""/></text:p>
        </draw:text-box>
        <svg:title/>
        <svg:desc/>
      </draw:frame>
      <draw:frame draw:id="id48" presentation:style-name="a503" draw:name="内容占位符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编辑母版文本样式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第二级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第三级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第五级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文本占位符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编辑母版文本样式</text:span></text:p>
            </text:list-item>
          </text:list>
        </draw:text-box>
        <svg:title/>
        <svg:desc/>
      </draw:frame>
      <draw:frame draw:id="id50" presentation:style-name="a511" draw:name="日期占位符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4/9/2021</text:date></text:span></text:p>
        </draw:text-box>
        <svg:title/>
        <svg:desc/>
      </draw:frame>
      <draw:frame draw:id="id51" presentation:style-name="a514" draw:name="页脚占位符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灯片编号占位符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页眉占位符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日期占位符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幻灯片图像占位符 3">
          <svg:title/>
          <svg:desc/>
        </draw:page-thumbnail>
        <draw:frame draw:id="id8" presentation:style-name="a541" draw:name="备注占位符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编辑母版文本样式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第二级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第五级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页脚占位符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灯片编号占位符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49">
      <draw:frame draw:id="id53" presentation:style-name="a553" draw:name="标题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单击此处编辑母版标题样式</text:span><text:span text:style-name="a551" text:class-names=""/></text:p>
        </draw:text-box>
        <svg:title/>
        <svg:desc/>
      </draw:frame>
      <draw:frame draw:id="id54" presentation:style-name="a556" draw:name="图片占位符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文本占位符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编辑母版文本样式</text:span></text:p>
            </text:list-item>
          </text:list>
        </draw:text-box>
        <svg:title/>
        <svg:desc/>
      </draw:frame>
      <draw:frame draw:id="id56" presentation:style-name="a564" draw:name="日期占位符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4/9/2021</text:date></text:span></text:p>
        </draw:text-box>
        <svg:title/>
        <svg:desc/>
      </draw:frame>
      <draw:frame draw:id="id57" presentation:style-name="a567" draw:name="页脚占位符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灯片编号占位符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页眉占位符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日期占位符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幻灯片图像占位符 3">
          <svg:title/>
          <svg:desc/>
        </draw:page-thumbnail>
        <draw:frame draw:id="id8" presentation:style-name="a594" draw:name="备注占位符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编辑母版文本样式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第二级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第五级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页脚占位符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灯片编号占位符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602">
      <draw:frame draw:id="id59" presentation:style-name="a606" draw:name="标题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单击此处编辑母版标题样式</text:span><text:span text:style-name="a604" text:class-names=""/></text:p>
        </draw:text-box>
        <svg:title/>
        <svg:desc/>
      </draw:frame>
      <draw:frame draw:id="id60" presentation:style-name="a623" draw:name="竖排文字占位符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编辑母版文本样式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第二级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第三级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第五级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日期占位符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4/9/2021</text:date></text:span></text:p>
        </draw:text-box>
        <svg:title/>
        <svg:desc/>
      </draw:frame>
      <draw:frame draw:id="id62" presentation:style-name="a630" draw:name="页脚占位符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灯片编号占位符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页眉占位符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日期占位符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幻灯片图像占位符 3">
          <svg:title/>
          <svg:desc/>
        </draw:page-thumbnail>
        <draw:frame draw:id="id8" presentation:style-name="a657" draw:name="备注占位符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编辑母版文本样式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第二级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第五级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页脚占位符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灯片编号占位符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665">
      <draw:frame draw:id="id64" presentation:style-name="a669" draw:name="竖排标题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单击此处编辑母版标题样式</text:span><text:span text:style-name="a667" text:class-names=""/></text:p>
        </draw:text-box>
        <svg:title/>
        <svg:desc/>
      </draw:frame>
      <draw:frame draw:id="id65" presentation:style-name="a686" draw:name="竖排文字占位符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编辑母版文本样式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第二级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第三级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第五级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日期占位符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4/9/2021</text:date></text:span></text:p>
        </draw:text-box>
        <svg:title/>
        <svg:desc/>
      </draw:frame>
      <draw:frame draw:id="id67" presentation:style-name="a693" draw:name="页脚占位符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灯片编号占位符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页眉占位符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日期占位符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021/4/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幻灯片图像占位符 3">
          <svg:title/>
          <svg:desc/>
        </draw:page-thumbnail>
        <draw:frame draw:id="id8" presentation:style-name="a720" draw:name="备注占位符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编辑母版文本样式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第二级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第五级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页脚占位符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灯片编号占位符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7:58:42Z</dc:date>
    <meta:template xlink:href="Organic" xlink:type="simple"/>
    <meta:editing-cycles>1</meta:editing-cycles>
    <meta:editing-duration>PT310S</meta:editing-duration>
    <meta:document-statistic meta:paragraph-count="6" meta:word-count="6"/>
  </office:meta>
</office:document-meta>
</file>